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row-height="0.3541in"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4" style:family="table-row">
      <style:table-row-properties style:row-height="0.3541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row-height="0.3541in"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row-height="0.3541in"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row-height="0.3541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row-height="0.3541in"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row-height="0.3541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row-height="0.3541in"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8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2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3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7" style:family="table-row">
      <style:table-row-properties style:row-height="0.3541in" style:use-optimal-row-height="false"/>
    </style:style>
    <style:style style:name="TableCell36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6" style:family="table-row">
      <style:table-row-properties style:row-height="0.3541in"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4" style:family="table-row">
      <style:table-row-properties style:row-height="0.3541in"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9" style:parent-style-name="DefaultParagraphFont" style:family="text">
      <style:text-properties fo:font-size="16pt" style:font-size-asian="16pt" style:font-size-complex="16pt" style:script-type="complex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5" style:family="table-row">
      <style:table-row-properties style:row-height="0.3541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4" style:family="table-row">
      <style:table-row-properties style:row-height="0.3541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2" style:family="table-row">
      <style:table-row-properties style:row-height="0.3541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1" style:family="table-row">
      <style:table-row-properties style:row-height="0.3541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font-size="16pt" style:font-size-asian="16pt" style:font-size-complex="16pt" style:script-type="complex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1" style:family="table-row">
      <style:table-row-properties style:row-height="0.3541in"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1" style:parent-style-name="DefaultParagraphFont" style:family="text">
      <style:text-properties fo:color="#212121" fo:font-size="13pt" style:font-size-asian="13pt" style:font-size-complex="13pt" style:script-type="complex"/>
    </style:style>
    <style:style style:name="T492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3" style:parent-style-name="DefaultParagraphFont" style:family="text">
      <style:text-properties fo:color="#212121" fo:font-size="13pt" style:font-size-asian="13pt" style:font-size-complex="13pt" style:script-type="complex"/>
    </style:style>
    <style:style style:name="P494" style:parent-style-name="Header" style:family="paragraph">
      <style:paragraph-properties fo:text-align="end"/>
    </style:style>
    <style:style style:name="T495" style:parent-style-name="DefaultParagraphFont" style:family="text">
      <style:text-properties fo:font-size="16pt" style:font-size-asian="16pt" style:font-size-complex="16pt"/>
    </style:style>
    <style:style style:name="T496" style:parent-style-name="DefaultParagraphFont" style:family="text">
      <style:text-properties style:font-name="Nirmala UI" style:font-name-complex="Nirmala UI" fo:font-size="11pt" style:font-size-asian="11pt"/>
    </style:style>
    <style:style style:name="P497" style:parent-style-name="Header" style:family="paragraph">
      <style:paragraph-properties fo:text-align="end"/>
      <style:text-properties fo:font-size="16pt" style:font-size-asian="16pt" style:font-size-complex="16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50</text:p>
          </table:table-cell>
          <table:table-cell table:style-name="TableCell282">
            <text:p text:style-name="TableContents"><text:span text:style-name="T283">अहमद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तरोडा</text:span><text:span text:style-name="T325"><text:s/>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<text:span text:style-name="T347"><draw:connector draw:type="line" svg:x1="0.61806in" svg:y1="0.30694in" svg:x2="0.62778in" svg:y2="0.95277in" draw:z-index="251666432" draw:id="id1" draw:style-name="a2" draw:name="Straight Connector 6" text:anchor-type="paragraph"><svg:title/><svg:desc/></draw:connector></text:span><text:span text:style-name="T348"><draw:connector draw:type="line" svg:x1="-0.00694in" svg:y1="0.33819in" svg:x2="3.7007in" svg:y2="0.33819in" draw:z-index="251665408" draw:id="id2" draw:style-name="a3" draw:name="Straight Connector 5" text:anchor-type="paragraph"><svg:title/><svg:desc/></draw:connector></text:span><text:span text:style-name="T349">78</text:span></text:p>
          </table:table-cell>
          <table:table-cell table:style-name="TableCell350">
            <text:p text:style-name="TableContents"><text:span text:style-name="T351">उमरखेड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पुणे</text:span></text:p>
          </table:table-cell>
          <table:table-cell table:style-name="TableCell358" table:number-columns-spanned="2">
            <text:p text:style-name="P359"><text:span text:style-name="T360"><draw:connector draw:type="line" svg:x1="-0.03889in" svg:y1="0.44306in" svg:x2="3.64792in" svg:y2="0.44306in" draw:z-index="251664384" draw:id="id3" draw:style-name="a4" draw:name="Straight Connector 4" text:anchor-type="paragraph"><svg:title/><svg:desc/></draw:connector></text:span><text:span text:style-name="T361"><text:s text:c="2"/></text:span><text:span text:style-name="T362">उमरखेड</text:span><text:span text:style-name="T363"><text:s/></text:span><text:span text:style-name="T364">Via</text:span><text:span text:style-name="T365"><text:s/></text:span><text:span text:style-name="T366">हिंगोली</text:span></text:p>
          </table:table-cell>
          <table:covered-table-cell/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अहमदनगर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अहमदनगर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शिक्रापूर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TableContents"><text:span text:style-name="T389">वाघोली</text:span>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चंदनगर</text:span><text:span text:style-name="T399"><text:s/></text:span><text:span text:style-name="T400">बायपास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Normal"><text:span text:style-name="T404">जिंतुर</text:span></text:p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विमान नगर</text:span></text:p>
          </table:table-cell>
          <table:table-cell table:style-name="TableCell410">
            <text:p text:style-name="P411">84</text:p>
          </table:table-cell>
          <table:table-cell table:style-name="TableCell412">
            <text:p text:style-name="Normal"><text:span text:style-name="T413">औंढा नागनाथ<text:s/></text:span></text:p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येरवडा</text:span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Normal"><text:span text:style-name="T422">हिंगोली</text:span></text:p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संगमवाडी</text:span></text:p>
          </table:table-cell>
          <table:table-cell table:style-name="TableCell428">
            <text:p text:style-name="P429">86</text:p>
          </table:table-cell>
          <table:table-cell table:style-name="TableCell430">
            <text:p text:style-name="Normal"><text:span text:style-name="T431">कळमनुरी<text:s/></text:span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नासिकफाटा</text:span></text:p>
          </table:table-cell>
          <table:table-cell table:style-name="TableCell437">
            <text:p text:style-name="P438">87</text:p>
          </table:table-cell>
          <table:table-cell table:style-name="TableCell439">
            <text:p text:style-name="Normal"><text:span text:style-name="T440">बालापुर<text:s/></text:span></text:p>
          </table:table-cell>
        </table:table-row>
        <table:table-row table:style-name="TableRow441">
          <table:table-cell table:style-name="TableCell442">
            <text:p text:style-name="P443">58</text:p>
          </table:table-cell>
          <table:table-cell table:style-name="TableCell444">
            <text:p text:style-name="TableContents"><text:span text:style-name="T445"><text:s/></text:span><text:span text:style-name="T446">चिंचवड</text:span></text:p>
          </table:table-cell>
          <table:table-cell table:style-name="TableCell447">
            <text:p text:style-name="P448">88</text:p>
          </table:table-cell>
          <table:table-cell table:style-name="TableCell449">
            <text:p text:style-name="Normal"><text:span text:style-name="T450">हथगांव<text:s/></text:span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निगडी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TableContents"><text:span text:style-name="T459">उमरखेड</text:span></text:p>
          </table:table-cell>
        </table:table-row>
        <table:table-row table:style-name="TableRow460">
          <table:table-cell table:style-name="TableCell461">
            <text:p text:style-name="P462">60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0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1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1</text:p>
          </table:table-cell>
          <table:table-cell table:style-name="TableCell476">
            <text:p text:style-name="P477"/>
          </table:table-cell>
        </table:table-row>
      </table:table>
      <text:p text:style-name="P478"><text:span text:style-name="T479"><draw:custom-shape svg:x="4.36667in" svg:y="0.14653in" svg:width="3.01667in" svg:height="0.925in" draw:z-index="251661312" draw:id="id4" draw:style-name="a5" draw:name="Rounded Rectangle 15" text:anchor-type="paragraph"><svg:title/><svg:desc/><text:p text:style-name="P480">Restart BUSFLIX box if 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3"><text:span text:style-name="T484">इस्तेमाल <text:s/>–</text:span></text:p>
      <text:p text:style-name="Footer"><text:span text:style-name="T485">1.<text:s/></text:span><text:bookmark-start text:name="tw-target-text"/><text:bookmark-end text:name="tw-target-text"/><text:span text:style-name="T486">सही नंबर दबाएं और तुरंत कीपैड पर ग्रीन</text:span><text:span text:style-name="T487"><text:s/>बटन</text:span><text:span text:style-name="T488"><text:s/>दबाएं।</text:span></text:p>
      <text:p text:style-name="Footer"><text:span text:style-name="T489">2.<text:s/></text:span><text:span text:style-name="T490">अन्नोउंसमेंट<text:s/></text:span><text:span text:style-name="T491">को रोकने के लिए लाल</text:span><text:span text:style-name="T492"><text:s/>बटन</text:span><text:span text:style-name="T493"><text:s/>दबाएं ।</text:span></text:p>
      <text:p text:style-name="P494"><text:span text:style-name="T495"><text:s text:c="43"/>busflix.in</text:span><text:span text:style-name="T496"><text:tab/></text:span></text:p>
      <text:p text:style-name="P4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08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8-02-01T09:02:00Z</meta:creation-date>
    <dc:date>2018-02-05T13:10:00Z</dc:date>
    <meta:print-date>2018-02-05T13:09:00Z</meta:print-date>
    <meta:template xlink:href="Normal" xlink:type="simple"/>
    <meta:editing-cycles>5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4" meta:character-count="1569" meta:row-count="11" meta:non-whitespace-character-count="1338"/>
  </office:meta>
</office:document-meta>
</file>